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711e" officeooo:paragraph-rsid="0012711e"/>
    </style:style>
    <style:style style:name="P2" style:family="paragraph" style:parent-style-name="Standard">
      <style:paragraph-properties>
        <style:tab-stops>
          <style:tab-stop style:position="7.438cm"/>
        </style:tab-stops>
      </style:paragraph-properties>
      <style:text-properties officeooo:rsid="0012711e" officeooo:paragraph-rsid="001271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df</text:p>
      <text:p text:style-name="P1"/>
      <text:p text:style-name="P1">7020 chunks()</text:p>
      <text:p text:style-name="P1"/>
      <text:p text:style-name="P1"/>
      <text:p text:style-name="P1">embedding model :</text:p>
      <text:p text:style-name="P1">all miniLM L6 v2 <text:s/>---- it returns 384 dimensional dense vector space</text:p>
      <text:p text:style-name="P1"/>
      <text:p text:style-name="P1"/>
      <text:p text:style-name="P2">vector DB- pinecone(cloud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9:47:09.706015879</meta:creation-date>
    <dc:date>2025-02-12T21:43:52.988270895</dc:date>
    <meta:editing-duration>PT18S</meta:editing-duration>
    <meta:editing-cycles>1</meta:editing-cycles>
    <meta:document-statistic meta:table-count="0" meta:image-count="0" meta:object-count="0" meta:page-count="1" meta:paragraph-count="5" meta:word-count="21" meta:character-count="127" meta:non-whitespace-character-count="110"/>
    <meta:generator>LibreOffice/7.3.7.2$Linux_X86_64 LibreOffice_project/30$Build-2</meta:generator>
  </office:meta>
</office:document-meta>
</file>